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9.17pt" svg:height="434.47pt" svg:x="385.26pt" svg:y="4.51pt">
            <loext:p draw:notify-on-update-of-ranges="Sheet2.B1:Sheet2.B4 Sheet2.A1:Sheet2.A1 Sheet2.C1:Sheet2.C4 Sheet2.A5:Sheet2.A5 Sheet2.C5:Sheet2.C8 Sheet2.A9:Sheet2.A9 Sheet2.C9:Sheet2.C12 Sheet2.A13:Sheet2.A13 Sheet2.C13:Sheet2.C16 Sheet2.A17:Sheet2.A17 Sheet2.C17:Sheet2.C20 Sheet2.A21:Sheet2.A21 Sheet2.C21:Sheet2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8.119476" calcext:value-type="float">
            <text:p>8.1194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85.83175" calcext:value-type="float">
            <text:p>85.8317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2.8165913" calcext:value-type="float">
            <text:p>2.81659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3.2321813" calcext:value-type="float">
            <text:p>3.2321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  <table:table-cell office:value-type="float" office:value="5.075949" calcext:value-type="float">
            <text:p>5.0759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  <table:table-cell office:value-type="float" office:value="84.856125" calcext:value-type="float">
            <text:p>84.8561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  <table:table-cell office:value-type="float" office:value="2.5805628" calcext:value-type="float">
            <text:p>2.58056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  <table:table-cell office:value-type="float" office:value="7.487362" calcext:value-type="float">
            <text:p>7.4873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  <table:table-cell office:value-type="float" office:value="8.014222" calcext:value-type="float">
            <text:p>8.0142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  <table:table-cell office:value-type="float" office:value="2.6214957" calcext:value-type="float">
            <text:p>2.621495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  <table:table-cell office:value-type="float" office:value="86.61816" calcext:value-type="float">
            <text:p>86.618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  <table:table-cell office:value-type="float" office:value="2.7461243" calcext:value-type="float">
            <text:p>2.74612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  <table:table-cell office:value-type="float" office:value="6.998096" calcext:value-type="float">
            <text:p>6.9980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  <table:table-cell office:value-type="float" office:value="3.086863" calcext:value-type="float">
            <text:p>3.08686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  <table:table-cell office:value-type="float" office:value="87.624245" calcext:value-type="float">
            <text:p>87.624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  <table:table-cell office:value-type="float" office:value="2.2907934" calcext:value-type="float">
            <text:p>2.29079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  <table:table-cell office:value-type="float" office:value="1.765399" calcext:value-type="float">
            <text:p>1.7653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  <table:table-cell office:value-type="float" office:value="88.452255" calcext:value-type="float">
            <text:p>88.4522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  <table:table-cell office:value-type="float" office:value="3.1443594" calcext:value-type="float">
            <text:p>3.14435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  <table:table-cell office:value-type="float" office:value="6.6379843" calcext:value-type="float">
            <text:p>6.63798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  <table:table-cell office:value-type="float" office:value="87.93507" calcext:value-type="float">
            <text:p>87.935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  <table:table-cell office:value-type="float" office:value="3.3791137" calcext:value-type="float">
            <text:p>3.37911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  <table:table-cell office:value-type="float" office:value="7.269494" calcext:value-type="float">
            <text:p>7.2694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  <table:table-cell office:value-type="float" office:value="1.4163257" calcext:value-type="float">
            <text:p>1.4163257</text:p>
          </table:table-cell>
        </table:table-row>
      </table:table>
      <table:table table:name="Sheet2" table:style-name="ta1">
        <table:shapes>
          <draw:frame draw:z-index="0" draw:style-name="gr1" draw:text-style-name="P1" svg:width="466.38pt" svg:height="255.26pt" svg:x="684.71pt" svg:y="2.24pt">
            <loext:p draw:notify-on-update-of-ranges="Sheet2.F1:Sheet2.F6 Sheet2.G1:Sheet2.G1 Sheet2.H1:Sheet2.H6 Sheet2.G9:Sheet2.G9 Sheet2.H9:Sheet2.H14 Sheet2.G16:Sheet2.G16 Sheet2.H16:Sheet2.H21 Sheet2.G23:Sheet2.G23 Sheet2.H23:Sheet2.H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16.27pt" svg:height="257.53pt" svg:x="680.06pt" svg:y="261.27pt">
            <loext:p draw:notify-on-update-of-ranges="Sheet2.F9:Sheet2.F14 Sheet2.G9:Sheet2.G9 Sheet2.I9:Sheet2.I14 Sheet2.G1:Sheet2.G1 Sheet2.I1:Sheet2.I7 Sheet2.G16:Sheet2.G16 Sheet2.I16:Sheet2.I21 Sheet2.G23:Sheet2.G23 Sheet2.I23:Sheet2.I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8.119476" calcext:value-type="float">
            <text:p>8.11947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8.119476" calcext:value-type="float">
            <text:p>8.119476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85.83175" calcext:value-type="float">
            <text:p>85.8317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  <table:table-cell office:value-type="float" office:value="5.075949" calcext:value-type="float">
            <text:p>5.075949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2.8165913" calcext:value-type="float">
            <text:p>2.816591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  <table:table-cell office:value-type="float" office:value="2.7461243" calcext:value-type="float">
            <text:p>2.746124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3.2321813" calcext:value-type="float">
            <text:p>3.232181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  <table:table-cell office:value-type="float" office:value="2.2907934" calcext:value-type="float">
            <text:p>2.290793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  <table:table-cell office:value-type="float" office:value="5.075949" calcext:value-type="float">
            <text:p>5.075949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  <table:table-cell office:value-type="float" office:value="1.765399" calcext:value-type="float">
            <text:p>1.765399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  <table:table-cell office:value-type="float" office:value="84.856125" calcext:value-type="float">
            <text:p>84.85612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  <table:table-cell office:value-type="float" office:value="1.4163257" calcext:value-type="float">
            <text:p>1.4163257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  <table:table-cell office:value-type="float" office:value="2.5805628" calcext:value-type="float">
            <text:p>2.5805628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  <table:table-cell office:value-type="float" office:value="7.487362" calcext:value-type="float">
            <text:p>7.487362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  <table:table-cell office:value-type="float" office:value="8.014222" calcext:value-type="float">
            <text:p>8.01422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85.83175" calcext:value-type="float">
            <text:p>85.83175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  <table:table-cell office:value-type="float" office:value="2.6214957" calcext:value-type="float">
            <text:p>2.621495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  <table:table-cell office:value-type="float" office:value="84.856125" calcext:value-type="float">
            <text:p>84.856125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  <table:table-cell office:value-type="float" office:value="86.61816" calcext:value-type="float">
            <text:p>86.6181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  <table:table-cell office:value-type="float" office:value="86.61816" calcext:value-type="float">
            <text:p>86.61816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  <table:table-cell office:value-type="float" office:value="2.7461243" calcext:value-type="float">
            <text:p>2.746124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  <table:table-cell office:value-type="float" office:value="87.624245" calcext:value-type="float">
            <text:p>87.624245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  <table:table-cell office:value-type="float" office:value="6.998096" calcext:value-type="float">
            <text:p>6.99809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  <table:table-cell office:value-type="float" office:value="88.452255" calcext:value-type="float">
            <text:p>88.452255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  <table:table-cell office:value-type="float" office:value="3.086863" calcext:value-type="float">
            <text:p>3.08686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  <table:table-cell office:value-type="float" office:value="87.93507" calcext:value-type="float">
            <text:p>87.93507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  <table:table-cell office:value-type="float" office:value="87.624245" calcext:value-type="float">
            <text:p>87.624245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  <table:table-cell office:value-type="float" office:value="2.2907934" calcext:value-type="float">
            <text:p>2.29079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2.8165913" calcext:value-type="float">
            <text:p>2.8165913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  <table:table-cell office:value-type="float" office:value="1.765399" calcext:value-type="float">
            <text:p>1.765399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  <table:table-cell office:value-type="float" office:value="2.5805628" calcext:value-type="float">
            <text:p>2.5805628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  <table:table-cell office:value-type="float" office:value="88.452255" calcext:value-type="float">
            <text:p>88.45225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  <table:table-cell office:value-type="float" office:value="2.6214957" calcext:value-type="float">
            <text:p>2.6214957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  <table:table-cell office:value-type="float" office:value="3.1443594" calcext:value-type="float">
            <text:p>3.144359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  <table:table-cell office:value-type="float" office:value="3.086863" calcext:value-type="float">
            <text:p>3.086863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  <table:table-cell office:value-type="float" office:value="6.6379843" calcext:value-type="float">
            <text:p>6.637984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  <table:table-cell office:value-type="float" office:value="3.1443594" calcext:value-type="float">
            <text:p>3.1443594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  <table:table-cell office:value-type="float" office:value="87.93507" calcext:value-type="float">
            <text:p>87.9350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  <table:table-cell office:value-type="float" office:value="3.3791137" calcext:value-type="float">
            <text:p>3.3791137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  <table:table-cell office:value-type="float" office:value="3.3791137" calcext:value-type="float">
            <text:p>3.3791137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  <table:table-cell office:value-type="float" office:value="7.269494" calcext:value-type="float">
            <text:p>7.26949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3.2321813" calcext:value-type="float">
            <text:p>3.2321813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  <table:table-cell office:value-type="float" office:value="1.4163257" calcext:value-type="float">
            <text:p>1.416325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  <table:table-cell office:value-type="float" office:value="7.487362" calcext:value-type="float">
            <text:p>7.4873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  <table:table-cell office:value-type="float" office:value="8.014222" calcext:value-type="float">
            <text:p>8.014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  <table:table-cell office:value-type="float" office:value="6.998096" calcext:value-type="float">
            <text:p>6.9980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  <table:table-cell office:value-type="float" office:value="6.6379843" calcext:value-type="float">
            <text:p>6.63798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  <table:table-cell office:value-type="float" office:value="7.269494" calcext:value-type="float">
            <text:p>7.2694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06:45:18.411042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9:28:30.449252444</meta:creation-date>
    <dc:date>2018-01-21T06:58:30.011950179</dc:date>
    <meta:editing-duration>PT39M48S</meta:editing-duration>
    <meta:editing-cycles>6</meta:editing-cycles>
    <meta:generator>LibreOffice/5.1.6.2$Linux_X86_64 LibreOffice_project/10m0$Build-2</meta:generator>
    <meta:document-statistic meta:table-count="2" meta:cell-count="2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08cm" svg:height="15.328cm" xlink:href=".." xlink:type="simple" chart:class="chart:line" chart:style-name="ch1">
        <chart:title svg:x="4.167cm" svg:y="0.442cm" chart:style-name="ch2">
          <text:p>PATTERN OF APPLICATIONS FOR EACH CASE STATUS FOR EACH YEAR</text:p>
        </chart:title>
        <chart:subtitle svg:x="9.247cm" svg:y="1.527cm" chart:style-name="ch3">
          <text:p>COUNT OF APPLICATIONS</text:p>
        </chart:subtitle>
        <chart:legend chart:legend-position="end" svg:x="21.523cm" svg:y="6.12cm" style:legend-expansion="high" chart:style-name="ch4"/>
        <chart:plot-area chart:style-name="ch5" table:cell-range-address="Sheet2.B1:Sheet2.C4 Sheet2.A1:Sheet2.A1 Sheet2.A5:Sheet2.A5 Sheet2.C5:Sheet2.C24 Sheet2.A9:Sheet2.A9 Sheet2.A13:Sheet2.A13 Sheet2.A17:Sheet2.A17 Sheet2.A21:Sheet2.A21" chart:data-source-has-labels="both" svg:x="1.212cm" svg:y="2.888cm" svg:width="22.006cm" svg:height="11.041cm">
          <chartooo:coordinate-region svg:x="2.574cm" svg:y="3.088cm" svg:width="18.631cm" svg:height="10.194cm"/>
          <chart:axis chart:dimension="x" chart:name="primary-x" chart:style-name="ch6" chartooo:axis-type="auto">
            <chartooo:date-scale/>
            <chart:title svg:x="9.313cm" svg:y="14.235cm" chart:style-name="ch7">
              <text:p>CASE STATUS OF H1B APPLICATIONS</text:p>
            </chart:title>
            <chart:categories table:cell-range-address="Sheet2.B1:Sheet2.B4"/>
          </chart:axis>
          <chart:axis chart:dimension="y" chart:name="primary-y" chart:style-name="ch6">
            <chart:title svg:x="0.18cm" svg:y="10.794cm" chart:style-name="ch8">
              <text:p>COUNT OF H1B APPLICATIONS</text:p>
            </chart:title>
            <chart:grid chart:style-name="ch9" chart:class="major"/>
          </chart:axis>
          <chart:series chart:style-name="ch10" chart:values-cell-range-address="Sheet2.C1:Sheet2.C4" chart:label-cell-address="Sheet2.A1:Sheet2.A1" chart:class="chart:line">
            <chart:data-point chart:repeated="4"/>
          </chart:series>
          <chart:series chart:style-name="ch11" chart:values-cell-range-address="Sheet2.C5:Sheet2.C8" chart:label-cell-address="Sheet2.A5:Sheet2.A5" chart:class="chart:line">
            <chart:data-point chart:repeated="4"/>
          </chart:series>
          <chart:series chart:style-name="ch12" chart:values-cell-range-address="Sheet2.C9:Sheet2.C12" chart:label-cell-address="Sheet2.A9:Sheet2.A9" chart:class="chart:line">
            <chart:data-point chart:repeated="4"/>
          </chart:series>
          <chart:series chart:style-name="ch13" chart:values-cell-range-address="Sheet2.C13:Sheet2.C16" chart:label-cell-address="Sheet2.A13:Sheet2.A13" chart:class="chart:line">
            <chart:data-point chart:repeated="4"/>
          </chart:series>
          <chart:series chart:style-name="ch14" chart:values-cell-range-address="Sheet2.C17:Sheet2.C20" chart:label-cell-address="Sheet2.A17:Sheet2.A17" chart:class="chart:line">
            <chart:data-point chart:repeated="4"/>
          </chart:series>
          <chart:series chart:style-name="ch15" chart:values-cell-range-address="Sheet2.C21:Sheet2.C24" chart:label-cell-address="Sheet2.A21:Sheet2.A2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1</text:p>
                <draw:g>
                  <svg:desc>Sheet2.A1:Sheet2.A1</svg:desc>
                </draw:g>
              </table:table-cell>
              <table:table-cell office:value-type="string">
                <text:p>2012</text:p>
                <draw:g>
                  <svg:desc>Sheet2.A5:Sheet2.A5</svg:desc>
                </draw:g>
              </table:table-cell>
              <table:table-cell office:value-type="string">
                <text:p>2013</text:p>
                <draw:g>
                  <svg:desc>Sheet2.A9:Sheet2.A9</svg:desc>
                </draw:g>
              </table:table-cell>
              <table:table-cell office:value-type="string">
                <text:p>2014</text:p>
                <draw:g>
                  <svg:desc>Sheet2.A13:Sheet2.A13</svg:desc>
                </draw:g>
              </table:table-cell>
              <table:table-cell office:value-type="string">
                <text:p>2015</text:p>
                <draw:g>
                  <svg:desc>Sheet2.A17:Sheet2.A17</svg:desc>
                </draw:g>
              </table:table-cell>
              <table:table-cell office:value-type="string">
                <text:p>2016</text:p>
                <draw:g>
                  <svg:desc>Sheet2.A21:Sheet2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NIED</text:p>
                <draw:g>
                  <svg:desc>Sheet2.B1:Sheet2.B4</svg:desc>
                </draw:g>
              </table:table-cell>
              <table:table-cell office:value-type="float" office:value="29130">
                <text:p>29130</text:p>
                <draw:g>
                  <svg:desc>Sheet2.C1:Sheet2.C4</svg:desc>
                </draw:g>
              </table:table-cell>
              <table:table-cell office:value-type="float" office:value="21096">
                <text:p>21096</text:p>
                <draw:g>
                  <svg:desc>Sheet2.C5:Sheet2.C8</svg:desc>
                </draw:g>
              </table:table-cell>
              <table:table-cell office:value-type="float" office:value="35432">
                <text:p>35432</text:p>
                <draw:g>
                  <svg:desc>Sheet2.C9:Sheet2.C12</svg:desc>
                </draw:g>
              </table:table-cell>
              <table:table-cell office:value-type="float" office:value="36350">
                <text:p>36350</text:p>
                <draw:g>
                  <svg:desc>Sheet2.C13:Sheet2.C16</svg:desc>
                </draw:g>
              </table:table-cell>
              <table:table-cell office:value-type="float" office:value="10923">
                <text:p>10923</text:p>
                <draw:g>
                  <svg:desc>Sheet2.C17:Sheet2.C20</svg:desc>
                </draw:g>
              </table:table-cell>
              <table:table-cell office:value-type="float" office:value="569646">
                <text:p>569646</text:p>
                <draw:g>
                  <svg:desc>Sheet2.C21:Sheet2.C24</svg:desc>
                </draw:g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307936">
                <text:p>307936</text:p>
              </table:table-cell>
              <table:table-cell office:value-type="float" office:value="352668">
                <text:p>352668</text:p>
              </table:table-cell>
              <table:table-cell office:value-type="float" office:value="11590">
                <text:p>11590</text:p>
              </table:table-cell>
              <table:table-cell office:value-type="float" office:value="16034">
                <text:p>16034</text:p>
              </table:table-cell>
              <table:table-cell office:value-type="float" office:value="547278">
                <text:p>547278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WITHDRAWN</text:p>
              </table:table-cell>
              <table:table-cell office:value-type="float" office:value="10105">
                <text:p>10105</text:p>
              </table:table-cell>
              <table:table-cell office:value-type="float" office:value="10725">
                <text:p>10725</text:p>
              </table:table-cell>
              <table:table-cell office:value-type="float" office:value="382951">
                <text:p>382951</text:p>
              </table:table-cell>
              <table:table-cell office:value-type="float" office:value="455144">
                <text:p>455144</text:p>
              </table:table-cell>
              <table:table-cell office:value-type="float" office:value="19455">
                <text:p>19455</text:p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string">
                <text:p>CERTIFIED-WITHDRAWN</text:p>
              </table:table-cell>
              <table:table-cell office:value-type="float" office:value="11596">
                <text:p>11596</text:p>
              </table:table-cell>
              <table:table-cell office:value-type="float" office:value="31118">
                <text:p>31118</text:p>
              </table:table-cell>
              <table:table-cell office:value-type="float" office:value="12141">
                <text:p>12141</text:p>
              </table:table-cell>
              <table:table-cell office:value-type="float" office:value="11899">
                <text:p>11899</text:p>
              </table:table-cell>
              <table:table-cell office:value-type="float" office:value="41071">
                <text:p>41071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54cm" svg:height="9.006cm" xlink:href=".." xlink:type="simple" chart:class="chart:line" chart:style-name="ch1">
        <chart:title svg:x="0.749cm" svg:y="0.316cm" chart:style-name="ch2">
          <text:p>PATTERN OF APPLICATIONS OF EACH CASE STATUS FOR EACH YEAR</text:p>
        </chart:title>
        <chart:subtitle svg:x="5.67cm" svg:y="1.275cm" chart:style-name="ch3">
          <text:p>COUNT OF APPLICATIONS</text:p>
        </chart:subtitle>
        <chart:legend svg:x="12.121cm" svg:y="3.584cm" style:legend-expansion="custom" chartooo:width="4.113cm" chartooo:height="2.728cm" style:legend-expansion-aspect-ratio="1.50769794721408" chart:style-name="ch4"/>
        <chart:plot-area chart:style-name="ch5" table:cell-range-address="Sheet2.F1:Sheet2.F6 Sheet2.G1:Sheet2.G1 Sheet2.H1:Sheet2.H6 Sheet2.G9:Sheet2.G9 Sheet2.H9:Sheet2.H14 Sheet2.G16:Sheet2.G16 Sheet2.H16:Sheet2.H21 Sheet2.G23:Sheet2.G23 Sheet2.H23:Sheet2.H29" chart:data-source-has-labels="both" svg:x="1.354cm" svg:y="1.76cm" svg:width="10.189cm" svg:height="6.536cm">
          <chartooo:coordinate-region svg:x="2.716cm" svg:y="1.959cm" svg:width="8.827cm" svg:height="5.69cm"/>
          <chart:axis chart:dimension="x" chart:name="primary-x" chart:style-name="ch6" chartooo:axis-type="auto">
            <chartooo:date-scale/>
            <chart:title svg:x="4.375cm" svg:y="8.444cm" chart:style-name="ch7">
              <text:p>YEAR OF ISSUING APPLICATIONS</text:p>
            </chart:title>
            <chart:categories table:cell-range-address="Sheet2.F1:Sheet2.F6"/>
          </chart:axis>
          <chart:axis chart:dimension="y" chart:name="primary-y" chart:style-name="ch6">
            <chart:title svg:x="0.465cm" svg:y="6.682cm" chart:style-name="ch8">
              <text:p>COUNT OF APPLICATIONS</text:p>
            </chart:title>
            <chart:grid chart:style-name="ch9" chart:class="major"/>
          </chart:axis>
          <chart:series chart:style-name="ch10" chart:values-cell-range-address="Sheet2.H1:Sheet2.H6" chart:label-cell-address="Sheet2.G1:Sheet2.G1" chart:class="chart:line">
            <chart:data-point chart:repeated="6"/>
          </chart:series>
          <chart:series chart:style-name="ch11" chart:values-cell-range-address="Sheet2.H9:Sheet2.H14" chart:label-cell-address="Sheet2.G9:Sheet2.G9" chart:class="chart:line">
            <chart:data-point chart:repeated="6"/>
          </chart:series>
          <chart:series chart:style-name="ch12" chart:values-cell-range-address="Sheet2.H16:Sheet2.H21" chart:label-cell-address="Sheet2.G16:Sheet2.G16" chart:class="chart:line">
            <chart:data-point chart:repeated="6"/>
          </chart:series>
          <chart:series chart:style-name="ch13" chart:values-cell-range-address="Sheet2.H23:Sheet2.H29" chart:label-cell-address="Sheet2.G23:Sheet2.G2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IED</text:p>
                <draw:g>
                  <svg:desc>Sheet2.G1:Sheet2.G1</svg:desc>
                </draw:g>
              </table:table-cell>
              <table:table-cell office:value-type="string">
                <text:p>CERTIFIED</text:p>
                <draw:g>
                  <svg:desc>Sheet2.G9:Sheet2.G9</svg:desc>
                </draw:g>
              </table:table-cell>
              <table:table-cell office:value-type="string">
                <text:p>WITHDRAWN</text:p>
                <draw:g>
                  <svg:desc>Sheet2.G16:Sheet2.G16</svg:desc>
                </draw:g>
              </table:table-cell>
              <table:table-cell office:value-type="string">
                <text:p>CERTIFIED-WITHDRAWN</text:p>
                <draw:g>
                  <svg:desc>Sheet2.G23:Sheet2.G23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2.F1:Sheet2.F6</svg:desc>
                </draw:g>
              </table:table-cell>
              <table:table-cell office:value-type="float" office:value="29130">
                <text:p>29130</text:p>
                <draw:g>
                  <svg:desc>Sheet2.H1:Sheet2.H6</svg:desc>
                </draw:g>
              </table:table-cell>
              <table:table-cell office:value-type="float" office:value="307936">
                <text:p>307936</text:p>
                <draw:g>
                  <svg:desc>Sheet2.H9:Sheet2.H14</svg:desc>
                </draw:g>
              </table:table-cell>
              <table:table-cell office:value-type="float" office:value="10105">
                <text:p>10105</text:p>
                <draw:g>
                  <svg:desc>Sheet2.H16:Sheet2.H21</svg:desc>
                </draw:g>
              </table:table-cell>
              <table:table-cell office:value-type="float" office:value="11596">
                <text:p>11596</text:p>
                <draw:g>
                  <svg:desc>Sheet2.H23:Sheet2.H2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096">
                <text:p>21096</text:p>
              </table:table-cell>
              <table:table-cell office:value-type="float" office:value="352668">
                <text:p>352668</text:p>
              </table:table-cell>
              <table:table-cell office:value-type="float" office:value="10725">
                <text:p>10725</text:p>
              </table:table-cell>
              <table:table-cell office:value-type="float" office:value="31118">
                <text:p>311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2141">
                <text:p>12141</text:p>
              </table:table-cell>
              <table:table-cell office:value-type="float" office:value="382951">
                <text:p>382951</text:p>
              </table:table-cell>
              <table:table-cell office:value-type="float" office:value="11590">
                <text:p>11590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1899">
                <text:p>11899</text:p>
              </table:table-cell>
              <table:table-cell office:value-type="float" office:value="455144">
                <text:p>455144</text:p>
              </table:table-cell>
              <table:table-cell office:value-type="float" office:value="16034">
                <text:p>16034</text:p>
              </table:table-cell>
              <table:table-cell office:value-type="float" office:value="36350">
                <text:p>3635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923">
                <text:p>10923</text:p>
              </table:table-cell>
              <table:table-cell office:value-type="float" office:value="547278">
                <text:p>547278</text:p>
              </table:table-cell>
              <table:table-cell office:value-type="float" office:value="19455">
                <text:p>19455</text:p>
              </table:table-cell>
              <table:table-cell office:value-type="float" office:value="41071">
                <text:p>4107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175">
                <text:p>9175</text:p>
              </table:table-cell>
              <table:table-cell office:value-type="float" office:value="569646">
                <text:p>569646</text:p>
              </table:table-cell>
              <table:table-cell office:value-type="float" office:value="21890">
                <text:p>21890</text:p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14cm" svg:height="9.086cm" xlink:href=".." xlink:type="simple" chart:class="chart:line" chart:style-name="ch1">
        <chart:title svg:x="0.001cm" svg:y="0.112cm" chart:style-name="ch2">
          <text:p>PATTERN OF PERCENT OF APPLICATIONS FOR EACH CASE STATUS FOR EACH YEAR</text:p>
        </chart:title>
        <chart:subtitle svg:x="4.645cm" svg:y="1.277cm" chart:style-name="ch3">
          <text:p>PERCENT OF APPLICATIONS FOR EACH YEAR</text:p>
        </chart:subtitle>
        <chart:legend svg:x="13.755cm" svg:y="3.497cm" style:legend-expansion="custom" chartooo:width="3.388cm" chartooo:height="3.337cm" style:legend-expansion-aspect-ratio="1.01528318849266" chart:style-name="ch4"/>
        <chart:plot-area chart:style-name="ch5" table:cell-range-address="Sheet2.F9:Sheet2.F14 Sheet2.G9:Sheet2.G9 Sheet2.I9:Sheet2.I14 Sheet2.G1:Sheet2.G1 Sheet2.I1:Sheet2.I7 Sheet2.G16:Sheet2.G16 Sheet2.I16:Sheet2.I21 Sheet2.G23:Sheet2.G23 Sheet2.I23:Sheet2.I28" chart:data-source-has-labels="both" svg:x="1.374cm" svg:y="2.052cm" svg:width="11.537cm" svg:height="5.87cm">
          <chartooo:coordinate-region svg:x="2.181cm" svg:y="2.251cm" svg:width="10.73cm" svg:height="5.024cm"/>
          <chart:axis chart:dimension="x" chart:name="primary-x" chart:style-name="ch6" chartooo:axis-type="auto">
            <chartooo:date-scale/>
            <chart:title svg:x="4.545cm" svg:y="8.103cm" chart:style-name="ch7">
              <text:p>YEAR OF ISSUING APPLICATIONS</text:p>
            </chart:title>
            <chart:categories table:cell-range-address="Sheet2.F9:Sheet2.F14"/>
          </chart:axis>
          <chart:axis chart:dimension="y" chart:name="primary-y" chart:style-name="ch6">
            <chart:title svg:x="0.45cm" svg:y="7.214cm" chart:style-name="ch8">
              <text:p>PERCENT OF APPLICATIONS</text:p>
            </chart:title>
            <chart:grid chart:style-name="ch9" chart:class="major"/>
          </chart:axis>
          <chart:series chart:style-name="ch10" chart:values-cell-range-address="Sheet2.I9:Sheet2.I14" chart:label-cell-address="Sheet2.G9:Sheet2.G9" chart:class="chart:line">
            <chart:data-point chart:repeated="6"/>
          </chart:series>
          <chart:series chart:style-name="ch11" chart:values-cell-range-address="Sheet2.I1:Sheet2.I7" chart:label-cell-address="Sheet2.G1:Sheet2.G1" chart:class="chart:line">
            <chart:data-point chart:repeated="7"/>
          </chart:series>
          <chart:series chart:style-name="ch12" chart:values-cell-range-address="Sheet2.I16:Sheet2.I21" chart:label-cell-address="Sheet2.G16:Sheet2.G16" chart:class="chart:line">
            <chart:data-point chart:repeated="6"/>
          </chart:series>
          <chart:series chart:style-name="ch13" chart:values-cell-range-address="Sheet2.I23:Sheet2.I28" chart:label-cell-address="Sheet2.G23:Sheet2.G23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2.G9:Sheet2.G9</svg:desc>
                </draw:g>
              </table:table-cell>
              <table:table-cell office:value-type="string">
                <text:p>DENIED</text:p>
                <draw:g>
                  <svg:desc>Sheet2.G1:Sheet2.G1</svg:desc>
                </draw:g>
              </table:table-cell>
              <table:table-cell office:value-type="string">
                <text:p>WITHDRAWN</text:p>
                <draw:g>
                  <svg:desc>Sheet2.G16:Sheet2.G16</svg:desc>
                </draw:g>
              </table:table-cell>
              <table:table-cell office:value-type="string">
                <text:p>CERTIFIED-WITHDRAWN</text:p>
                <draw:g>
                  <svg:desc>Sheet2.G23:Sheet2.G23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2.F9:Sheet2.F14</svg:desc>
                </draw:g>
              </table:table-cell>
              <table:table-cell office:value-type="float" office:value="85.83175">
                <text:p>85.83175</text:p>
                <draw:g>
                  <svg:desc>Sheet2.I9:Sheet2.I14</svg:desc>
                </draw:g>
              </table:table-cell>
              <table:table-cell office:value-type="float" office:value="8.119476">
                <text:p>8.119476</text:p>
                <draw:g>
                  <svg:desc>Sheet2.I1:Sheet2.I7</svg:desc>
                </draw:g>
              </table:table-cell>
              <table:table-cell office:value-type="float" office:value="2.8165913">
                <text:p>2.8165913</text:p>
                <draw:g>
                  <svg:desc>Sheet2.I16:Sheet2.I21</svg:desc>
                </draw:g>
              </table:table-cell>
              <table:table-cell office:value-type="float" office:value="3.2321813">
                <text:p>3.2321813</text:p>
                <draw:g>
                  <svg:desc>Sheet2.I23:Sheet2.I28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56125">
                <text:p>84.856125</text:p>
              </table:table-cell>
              <table:table-cell office:value-type="float" office:value="5.075949">
                <text:p>5.075949</text:p>
              </table:table-cell>
              <table:table-cell office:value-type="float" office:value="2.5805628">
                <text:p>2.5805628</text:p>
              </table:table-cell>
              <table:table-cell office:value-type="float" office:value="7.487362">
                <text:p>7.4873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1816">
                <text:p>86.61816</text:p>
              </table:table-cell>
              <table:table-cell office:value-type="float" office:value="2.7461243">
                <text:p>2.7461243</text:p>
              </table:table-cell>
              <table:table-cell office:value-type="float" office:value="2.6214957">
                <text:p>2.6214957</text:p>
              </table:table-cell>
              <table:table-cell office:value-type="float" office:value="8.014222">
                <text:p>8.01422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4245">
                <text:p>87.624245</text:p>
              </table:table-cell>
              <table:table-cell office:value-type="float" office:value="2.2907934">
                <text:p>2.2907934</text:p>
              </table:table-cell>
              <table:table-cell office:value-type="float" office:value="3.086863">
                <text:p>3.086863</text:p>
              </table:table-cell>
              <table:table-cell office:value-type="float" office:value="6.998096">
                <text:p>6.99809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2255">
                <text:p>88.452255</text:p>
              </table:table-cell>
              <table:table-cell office:value-type="float" office:value="1.765399">
                <text:p>1.765399</text:p>
              </table:table-cell>
              <table:table-cell office:value-type="float" office:value="3.1443594">
                <text:p>3.1443594</text:p>
              </table:table-cell>
              <table:table-cell office:value-type="float" office:value="6.6379843">
                <text:p>6.637984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3507">
                <text:p>87.93507</text:p>
              </table:table-cell>
              <table:table-cell office:value-type="float" office:value="1.4163257">
                <text:p>1.4163257</text:p>
              </table:table-cell>
              <table:table-cell office:value-type="float" office:value="3.3791137">
                <text:p>3.3791137</text:p>
              </table:table-cell>
              <table:table-cell office:value-type="float" office:value="7.269494">
                <text:p>7.269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